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618EFDA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fo:min-height="3.506cm"/>
    </style:style>
    <style:style style:name="pr2" style:family="presentation" style:parent-style-name="AbstractGreen-subtitle">
      <style:graphic-properties draw:fill-color="#ffffff" fo:min-height="7.692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r7" style:family="presentation" style:parent-style-name="AbstractGreen-outline1" style:list-style-name="L3">
      <style:graphic-properties fo:min-height="11.929cm"/>
    </style:style>
    <style:style style:name="pr8" style:family="presentation" style:parent-style-name="AbstractGreen-title">
      <style:graphic-properties fo:min-height="1.2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6pt" fo:font-style="normal" style:font-size-asian="36pt" style:font-style-asian="normal" style:font-size-complex="36pt" style:font-style-complex="normal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199cm" svg:height="6.102cm" svg:x="1.4cm" svg:y="6.396cm" presentation:class="title" presentation:user-transformed="true">
          <draw:text-box>
            <text:p><text:span text:style-name="T1">Kursinio darbo pristatymas</text:span><text:span text:style-name="T1"><text:line-break/></text:span><text:line-break/>HASH sekos</text:p>
          </draw:text-box>
        </draw:frame>
        <draw:frame presentation:style-name="pr2" draw:text-style-name="P1" draw:layer="layout" svg:width="25.199cm" svg:height="7.692cm" svg:x="1.4cm" svg:y="11.908cm" presentation:class="subtitle" presentation:user-transformed="true">
          <draw:text-box>
            <text:p text:style-name="P1">Parengė:<text:tab/>Darius Juodokas</text:p>
            <text:p text:style-name="P1">PIN13</text:p>
            <text:p text:style-name="P1"/>
            <text:p text:style-name="P2">201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Kam to reikia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asyvas[<text:span text:style-name="T2">indeksas</text:span>]</text:p>
              </text:list-item>
              <text:list-item>
                <text:p>masyvas<text:span text:style-name="T3">[„Vardas_Antanas“]</text:span></text:p>
              </text:list-item>
              <text:list-item>
                <text:p><text:span text:style-name="T4">masyvas[</text:span><text:span text:style-name="T5">4230171359</text:span><text:span text:style-name="T4">]</text:span></text:p>
              </text:list-item>
              <text:list-item>
                <text:p><text:span text:style-name="T4">masyvas[</text:span><text:span text:style-name="T5">11336196404603480403</text:span><text:span text:style-name="T4">]</text:span></text:p>
              </text:list-item>
              <text:list-item>
                <text:p><text:span text:style-name="T4">masyvas[</text:span><text:span text:style-name="T5">70756386411054311926097948423169868749512230179548990089413218808570112761856</text:span><text:span text:style-name="T4">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5cm" svg:y="5.866cm" presentation:class="outline" presentation:user-transformed="true">
          <draw:text-box>
            <text:list text:style-name="L2">
              <text:list-item>
                <text:p><text:span text:style-name="T6">masyvas[</text:span><text:span text:style-name="T2">7075638641105431</text:span><text:span text:style-name="T6">][</text:span><text:span text:style-name="T2">1926097948423169868</text:span><text:span text:style-name="T6">][</text:span><text:span text:style-name="T2">749512230179548990</text:span><text:span text:style-name="T6">][</text:span><text:span text:style-name="T2">089413218808570112761856</text:span><text:span text:style-name="T6">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Ko reikia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Daug atminties</text:p>
              </text:list-item>
              <text:list-item>
                <text:p>Rakto ir reikšmės</text:p>
              </text:list-item>
              <text:list-item>
                <text:p>(!) geros HASH funkcij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„Geros...“ 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6">Šifro ilgis</text:span></text:p>
                <text:list>
                  <text:list-item>
                    <text:p>Fiksuotas šifro ilgis</text:p>
                  </text:list-item>
                </text:list>
              </text:list-item>
              <text:list-item>
                <text:p><text:span text:style-name="T6">Greitis</text:span></text:p>
                <text:list>
                  <text:list-item>
                    <text:p>Daugiau = geriau/blogiau ?</text:p>
                  </text:list-item>
                </text:list>
              </text:list-item>
              <text:list-item>
                <text:p><text:span text:style-name="T6">Kolizijo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8" draw:text-style-name="P3" draw:layer="layout" svg:width="25.2cm" svg:height="1.58cm" svg:x="1.4cm" svg:y="0.61cm" presentation:class="title" presentation:user-transformed="true">
          <draw:text-box>
            <text:p text:style-name="P3"><text:span text:style-name="T7">Funkcija „MyHashFunction()“</text:span></text:p>
          </draw:text-box>
        </draw:frame>
        <draw:frame presentation:style-name="pr5" draw:layer="layout" svg:width="25.2cm" svg:height="16.6cm" svg:x="1.4cm" svg:y="3cm" presentation:class="outline" presentation:user-transformed="true">
          <draw:text-box>
            <text:p><text:span text:style-name="T2">#include &lt;iostream&gt;</text:span></text:p>
            <text:p><text:span text:style-name="T2">#include &lt;sstream&gt;</text:span></text:p>
            <text:p><text:span text:style-name="T2">#include &lt;string.h&gt;</text:span></text:p>
            <text:p><text:span text:style-name="T2">using namespace std;</text:span></text:p>
            <text:p>stringstream buffer;</text:p>
            <text:p/>
            <text:p>string <text:span text:style-name="T6">MyHashFunction</text:span>(string key){</text:p>
            <text:p><text:s text:c="3"/>buffer.str("");</text:p>
            <text:p><text:s text:c="4"/>for(int i=0; i&lt;key.length(); i++)</text:p>
            <text:p><text:s text:c="7"/><text:span text:style-name="T6">buffer &lt;&lt; (int)key.c_str()[i];</text:span></text:p>
            <text:p><text:s text:c="4"/>return buffer.str();</text:p>
            <text:p>}</text:p>
            <text:p/>
            <text:p>int main() {</text:p>
            <text:p><text:s text:c="4"/>cout &lt;&lt; MyHashFunction("HELLO world!")&lt;&lt;endl;</text:p>
            <text:p><text:s text:c="4"/>return 0;</text:p>
            <text:p>}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Bandomos funkcijos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MurmurHash3_x86_32</text:p>
              </text:list-item>
              <text:list-item>
                <text:p>MurmurHash3_x86_128</text:p>
              </text:list-item>
              <text:list-item>
                <text:p>MurmurHash3_x64_128<text:line-break/></text:p>
              </text:list-item>
              <text:list-item>
                <text:p>CityHash32</text:p>
              </text:list-item>
              <text:list-item>
                <text:p>CityHash64<text:line-break/></text:p>
              </text:list-item>
              <text:list-item>
                <text:p>Lookup3<text:line-break/></text:p>
              </text:list-item>
              <text:list-item>
                <text:p>SuperFastHa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Ar verta?</text:p>
          </draw:text-box>
        </draw:frame>
        <draw:frame presentation:style-name="pr5" draw:layer="layout" svg:width="25.8cm" svg:height="14.334cm" svg:x="1.4cm" svg:y="5.066cm" presentation:class="outline" presentation:user-transformed="true">
          <draw:text-box>
            <text:list text:style-name="L2">
              <text:list-item>
                <text:p>Kada taip? Kada ne?</text:p>
              </text:list-item>
              <text:list-item>
                <text:p>Šalutiniai efektai</text:p>
                <text:list>
                  <text:list-item>
                    <text:list>
                      <text:list-item>
                        <text:p>CPU apkrova</text:p>
                      </text:list-item>
                      <text:list-item>
                        <text:p>„skylės“ atmintyje</text:p>
                      </text:list-item>
                      <text:list-item>
                        <text:p>Foninis poveikis</text:p>
                      </text:list-item>
                    </text:list>
                  </text:list-item>
                </text:list>
              </text:list-item>
              <text:list-item>
                <text:p>Trikčių šalinimas (kolizijos)</text:p>
              </text:list-item>
              <text:list-item>
                <text:p>Papildoma įranga</text:p>
                <text:list>
                  <text:list-item>
                    <text:list>
                      <text:list-item>
                        <text:p>„Klasteriai“</text:p>
                      </text:list-item>
                      <text:list-item>
                        <text:p>Krūvio skirstytuvai („load balancer“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is&gt;</text:page-number></text:p>
        </draw:text-box>
      </draw:frame>
    </style:handout-master>
    <style:master-page style:name="Numatyta" style:page-layout-name="PM1" draw:style-name="Mdp1"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is&gt;</text:page-number></text:p>
        </draw:text-box>
      </draw:frame>
      <presentation:notes style:page-layout-name="PM0">
        <draw:page-thumbnail presentation:style-name="Numatyta-title" draw:layer="backgroundobjects" svg:width="14.848cm" svg:height="11.135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is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18EFDAC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eris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tikras </meta:initial-creator>
    <meta:creation-date>2014-05-06T21:30:33.629581892</meta:creation-date>
    <dc:date>2014-05-06T23:23:36.788027845</dc:date>
    <dc:creator>netikras </dc:creator>
    <meta:editing-duration>PT52M11S</meta:editing-duration>
    <meta:editing-cycles>2</meta:editing-cycles>
    <meta:generator>LibreOffice/4.1.3.2$Linux_x86 LibreOffice_project/410m0$Build-2</meta:generator>
    <meta:document-statistic meta:object-count="65"/>
  </office:meta>
</office:document-meta>
</file>